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4.703cm" fo:min-width="4.961cm" fo:padding-top="0.178cm" fo:padding-bottom="0.178cm" fo:padding-left="0.303cm" fo:padding-right="0.303cm" draw:shadow="hidden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61cm" svg:height="4.953cm" svg:x="7.477cm" svg:y="2.391cm">
          <text:p text:style-name="P1">4-labels</text:p>
          <text:p text:style-name="P1">classifie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778cm" svg:y1="4.904cm" svg:x2="7.35cm" svg:y2="4.904cm">
          <text:p/>
        </draw:line>
        <draw:line draw:style-name="gr2" draw:text-style-name="P3" draw:layer="layout" svg:x1="13.092cm" svg:y1="3.107cm" svg:x2="17.791cm" svg:y2="3.107cm">
          <text:p/>
        </draw:line>
        <draw:line draw:style-name="gr2" draw:text-style-name="P3" draw:layer="layout" svg:x1="13.092cm" svg:y1="4.307cm" svg:x2="17.791cm" svg:y2="4.307cm">
          <text:p/>
        </draw:line>
        <draw:line draw:style-name="gr2" draw:text-style-name="P3" draw:layer="layout" svg:x1="13.092cm" svg:y1="5.507cm" svg:x2="17.791cm" svg:y2="5.507cm">
          <text:p/>
        </draw:line>
        <draw:line draw:style-name="gr2" draw:text-style-name="P3" draw:layer="layout" svg:x1="13.092cm" svg:y1="6.807cm" svg:x2="17.791cm" svg:y2="6.807cm">
          <text:p/>
        </draw:line>
        <draw:frame draw:style-name="gr3" draw:text-style-name="P4" draw:layer="layout" svg:width="4.122cm" svg:height="0.962cm" svg:x="2.759cm" svg:y="3.969cm">
          <draw:text-box>
            <text:p>Text + Quote</text:p>
          </draw:text-box>
        </draw:frame>
        <draw:frame draw:style-name="gr3" draw:text-style-name="P4" draw:layer="layout" svg:width="3.144cm" svg:height="0.962cm" svg:x="13.573cm" svg:y="2.137cm">
          <draw:text-box>
            <text:p>Irrelevant</text:p>
          </draw:text-box>
        </draw:frame>
        <draw:frame draw:style-name="gr3" draw:text-style-name="P4" draw:layer="layout" svg:width="2.72cm" svg:height="0.962cm" svg:x="13.573cm" svg:y="3.337cm">
          <draw:text-box>
            <text:p>Positive</text:p>
          </draw:text-box>
        </draw:frame>
        <draw:frame draw:style-name="gr3" draw:text-style-name="P4" draw:layer="layout" svg:width="2.542cm" svg:height="0.962cm" svg:x="13.573cm" svg:y="4.537cm">
          <draw:text-box>
            <text:p>Neutral</text:p>
          </draw:text-box>
        </draw:frame>
        <draw:frame draw:style-name="gr3" draw:text-style-name="P4" draw:layer="layout" svg:width="3cm" svg:height="0.962cm" svg:x="13.574cm" svg:y="5.837cm">
          <draw:text-box>
            <text:p>Negativ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6T18:02:05.702927771</meta:creation-date>
    <dc:date>2019-08-26T21:29:55.532620630</dc:date>
    <meta:editing-duration>PT30M24S</meta:editing-duration>
    <meta:editing-cycles>1</meta:editing-cycles>
    <meta:document-statistic meta:object-count="11"/>
    <meta:generator>LibreOffice/6.0.7.3$Linux_X86_64 LibreOffice_project/00m0$Build-3</meta:generator>
  </office:meta>
</office:document-meta>
</file>